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D74734413CC1475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D74734413CC147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beschuldigd van godslastering</text:span></text:p>
            <text:p text:style-name="P3"><text:span text:style-name="T2">(Johannes 10:22-42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6:51.688000000</dc:date>
    <meta:editing-duration>PT2H25M14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